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110.6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05" table:default-cell-style-name="ce2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ieces #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tot solutions</text:p>
          </table:table-cell>
          <table:table-cell table:style-name="ce1" office:value-type="string" calcext:value-type="string">
            <text:p>tot legal combinations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(python) bf</text:p>
          </table:table-cell>
          <table:table-cell table:style-name="ce1" office:value-type="string" calcext:value-type="string">
            <text:p>(python) bf_prune</text:p>
          </table:table-cell>
          <table:table-cell table:style-name="ce1" office:value-type="string" calcext:value-type="string">
            <text:p>(python) bi</text:p>
          </table:table-cell>
          <table:table-cell table:style-name="ce1" office:value-type="string" calcext:value-type="string">
            <text:p>(python) bc</text:p>
          </table:table-cell>
          <table:table-cell table:style-name="ce1" office:value-type="string" calcext:value-type="string">
            <text:p>(python) bf_i</text:p>
          </table:table-cell>
          <table:table-cell table:style-name="ce1"/>
          <table:table-cell table:style-name="ce1" office:value-type="string" calcext:value-type="string">
            <text:p>(c++) bf</text:p>
          </table:table-cell>
          <table:table-cell table:style-name="ce1" office:value-type="string" calcext:value-type="string">
            <text:p>(c++) bf_prune</text:p>
          </table:table-cell>
          <table:table-cell table:style-name="ce4"/>
          <table:table-cell table:style-name="ce1" office:value-type="string" calcext:value-type="string">
            <text:p>(python) bf_all</text:p>
          </table:table-cell>
          <table:table-cell table:style-name="ce1" office:value-type="string" calcext:value-type="string">
            <text:p>(python) bf_prune_all</text:p>
          </table:table-cell>
          <table:table-cell table:style-name="ce5" office:value-type="string" calcext:value-type="string">
            <text:p>(c++) bf_all</text:p>
          </table:table-cell>
          <table:table-cell table:style-name="ce1" office:value-type="string" calcext:value-type="string">
            <text:p>(c++) bf_prune_all</text:p>
          </table:table-cell>
          <table:table-cell table:style-name="ce4"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ard_01_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29" calcext:value-type="float">
            <text:p>0.000129</text:p>
          </table:table-cell>
          <table:table-cell/>
          <table:table-cell table:style-name="ce3" office:value-type="float" office:value="0.000245" calcext:value-type="float">
            <text:p>2.45E-04</text:p>
          </table:table-cell>
          <table:table-cell office:value-type="float" office:value="0.000264" calcext:value-type="float">
            <text:p>0.000264</text:p>
          </table:table-cell>
          <table:table-cell/>
          <table:table-cell office:value-type="float" office:value="0.000294" calcext:value-type="float">
            <text:p>0.00029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476" calcext:value-type="float">
            <text:p>0.0004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ard_02_1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0.000493" calcext:value-type="float">
            <text:p>0.000493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0.000843" calcext:value-type="float">
            <text:p>0.000843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515" calcext:value-type="float">
            <text:p>0.0005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ard_03_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66" calcext:value-type="float">
            <text:p>0.000166</text:p>
          </table:table-cell>
          <table:table-cell/>
          <table:table-cell office:value-type="float" office:value="0.000429" calcext:value-type="float">
            <text:p>0.000429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float" office:value="0.000748" calcext:value-type="float">
            <text:p>0.000748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698" calcext:value-type="float">
            <text:p>0.0006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oard_04_1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0.000386" calcext:value-type="float">
            <text:p>0.000386</text:p>
          </table:table-cell>
          <table:table-cell office:value-type="float" office:value="0.000479" calcext:value-type="float">
            <text:p>0.000479</text:p>
          </table:table-cell>
          <table:table-cell/>
          <table:table-cell office:value-type="float" office:value="0.001106" calcext:value-type="float">
            <text:p>0.001106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968" calcext:value-type="float">
            <text:p>0.0009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oard_05_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0.001004" calcext:value-type="float">
            <text:p>0.001004</text:p>
          </table:table-cell>
          <table:table-cell office:value-type="float" office:value="0.000814" calcext:value-type="float">
            <text:p>0.000814</text:p>
          </table:table-cell>
          <table:table-cell/>
          <table:table-cell office:value-type="float" office:value="0.001891" calcext:value-type="float">
            <text:p>0.00189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7" calcext:value-type="float">
            <text:p>0.0014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6_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211" calcext:value-type="float">
            <text:p>0.000211</text:p>
          </table:table-cell>
          <table:table-cell/>
          <table:table-cell office:value-type="float" office:value="0.000732" calcext:value-type="float">
            <text:p>0.000732</text:p>
          </table:table-cell>
          <table:table-cell office:value-type="float" office:value="0.000735" calcext:value-type="float">
            <text:p>0.000735</text:p>
          </table:table-cell>
          <table:table-cell/>
          <table:table-cell office:value-type="float" office:value="0.129146" calcext:value-type="float">
            <text:p>0.129146</text:p>
          </table:table-cell>
          <table:table-cell office:value-type="float" office:value="0.013412" calcext:value-type="float">
            <text:p>0.013412</text:p>
          </table:table-cell>
          <table:table-cell office:value-type="float" office:value="0.012142" calcext:value-type="float">
            <text:p>0.012142</text:p>
          </table:table-cell>
          <table:table-cell office:value-type="float" office:value="0.010661" calcext:value-type="float">
            <text:p>0.0106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7_1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01615" calcext:value-type="float">
            <text:p>0.001615</text:p>
          </table:table-cell>
          <table:table-cell/>
          <table:table-cell office:value-type="float" office:value="0.006465" calcext:value-type="float">
            <text:p>0.006465</text:p>
          </table:table-cell>
          <table:table-cell office:value-type="float" office:value="0.00062" calcext:value-type="float">
            <text:p>0.00062</text:p>
          </table:table-cell>
          <table:table-cell/>
          <table:table-cell office:value-type="float" office:value="0.157531" calcext:value-type="float">
            <text:p>0.157531</text:p>
          </table:table-cell>
          <table:table-cell office:value-type="float" office:value="0.019971" calcext:value-type="float">
            <text:p>0.019971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0.007669" calcext:value-type="float">
            <text:p>0.0076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board_08_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0.004211" calcext:value-type="float">
            <text:p>0.004211</text:p>
          </table:table-cell>
          <table:table-cell/>
          <table:table-cell office:value-type="float" office:value="0.002264" calcext:value-type="float">
            <text:p>0.002264</text:p>
          </table:table-cell>
          <table:table-cell office:value-type="float" office:value="0.00261" calcext:value-type="float">
            <text:p>0.00261</text:p>
          </table:table-cell>
          <table:table-cell/>
          <table:table-cell office:value-type="float" office:value="0.747433" calcext:value-type="float">
            <text:p>0.747433</text:p>
          </table:table-cell>
          <table:table-cell office:value-type="float" office:value="0.089304" calcext:value-type="float">
            <text:p>0.089304</text:p>
          </table:table-cell>
          <table:table-cell office:value-type="float" office:value="0.085767" calcext:value-type="float">
            <text:p>0.085767</text:p>
          </table:table-cell>
          <table:table-cell office:value-type="float" office:value="0.015495" calcext:value-type="float">
            <text:p>0.0154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9_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1115" calcext:value-type="float">
            <text:p>0.001115</text:p>
          </table:table-cell>
          <table:table-cell/>
          <table:table-cell office:value-type="float" office:value="0.001087" calcext:value-type="float">
            <text:p>0.001087</text:p>
          </table:table-cell>
          <table:table-cell office:value-type="float" office:value="0.00118" calcext:value-type="float">
            <text:p>0.00118</text:p>
          </table:table-cell>
          <table:table-cell/>
          <table:table-cell office:value-type="float" office:value="0.229919" calcext:value-type="float">
            <text:p>0.229919</text:p>
          </table:table-cell>
          <table:table-cell office:value-type="float" office:value="0.028055" calcext:value-type="float">
            <text:p>0.028055</text:p>
          </table:table-cell>
          <table:table-cell office:value-type="float" office:value="0.021666" calcext:value-type="float">
            <text:p>0.021666</text:p>
          </table:table-cell>
          <table:table-cell office:value-type="float" office:value="0.004974" calcext:value-type="float">
            <text:p>0.0049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8432" calcext:value-type="float">
            <text:p>18432</text:p>
          </table:table-cell>
          <table:table-cell office:value-type="string" calcext:value-type="string">
            <text:p>board_10_1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26442" calcext:value-type="float">
            <text:p>0.026442</text:p>
          </table:table-cell>
          <table:table-cell office:value-type="float" office:value="0.040748" calcext:value-type="float">
            <text:p>0.040748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0.001762" calcext:value-type="float">
            <text:p>0.001762</text:p>
          </table:table-cell>
          <table:table-cell office:value-type="float" office:value="0.000749" calcext:value-type="float">
            <text:p>0.000749</text:p>
          </table:table-cell>
          <table:table-cell/>
          <table:table-cell office:value-type="float" office:value="0.295027" calcext:value-type="float">
            <text:p>0.295027</text:p>
          </table:table-cell>
          <table:table-cell office:value-type="float" office:value="0.022292" calcext:value-type="float">
            <text:p>0.022292</text:p>
          </table:table-cell>
          <table:table-cell office:value-type="float" office:value="0.034934" calcext:value-type="float">
            <text:p>0.034934</text:p>
          </table:table-cell>
          <table:table-cell office:value-type="float" office:value="0.005546" calcext:value-type="float">
            <text:p>0.00554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board_11_1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2338" calcext:value-type="float">
            <text:p>0.002338</text:p>
          </table:table-cell>
          <table:table-cell office:value-type="float" office:value="0.000956" calcext:value-type="float">
            <text:p>0.000956</text:p>
          </table:table-cell>
          <table:table-cell/>
          <table:table-cell office:value-type="float" office:value="0.467759" calcext:value-type="float">
            <text:p>0.467759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0.040971" calcext:value-type="float">
            <text:p>0.040971</text:p>
          </table:table-cell>
          <table:table-cell office:value-type="float" office:value="0.003316" calcext:value-type="float">
            <text:p>0.0033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board_12_1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01998" calcext:value-type="float">
            <text:p>0.001998</text:p>
          </table:table-cell>
          <table:table-cell/>
          <table:table-cell office:value-type="float" office:value="0.012943" calcext:value-type="float">
            <text:p>0.012943</text:p>
          </table:table-cell>
          <table:table-cell office:value-type="float" office:value="0.000784" calcext:value-type="float">
            <text:p>0.000784</text:p>
          </table:table-cell>
          <table:table-cell/>
          <table:table-cell office:value-type="float" office:value="0.161058" calcext:value-type="float">
            <text:p>0.161058</text:p>
          </table:table-cell>
          <table:table-cell office:value-type="float" office:value="0.023821" calcext:value-type="float">
            <text:p>0.023821</text:p>
          </table:table-cell>
          <table:table-cell office:value-type="float" office:value="0.013903" calcext:value-type="float">
            <text:p>0.013903</text:p>
          </table:table-cell>
          <table:table-cell office:value-type="float" office:value="0.003322" calcext:value-type="float">
            <text:p>0.0033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board_13_1</text:p>
          </table:table-cell>
          <table:table-cell office:value-type="float" office:value="0.008376" calcext:value-type="float">
            <text:p>0.008376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777" calcext:value-type="float">
            <text:p>0.000777</text:p>
          </table:table-cell>
          <table:table-cell/>
          <table:table-cell office:value-type="float" office:value="0.002202" calcext:value-type="float">
            <text:p>0.002202</text:p>
          </table:table-cell>
          <table:table-cell office:value-type="float" office:value="0.000953" calcext:value-type="float">
            <text:p>0.000953</text:p>
          </table:table-cell>
          <table:table-cell/>
          <table:table-cell office:value-type="float" office:value="0.473932" calcext:value-type="float">
            <text:p>0.473932</text:p>
          </table:table-cell>
          <table:table-cell office:value-type="float" office:value="0.045877" calcext:value-type="float">
            <text:p>0.045877</text:p>
          </table:table-cell>
          <table:table-cell office:value-type="float" office:value="0.034772" calcext:value-type="float">
            <text:p>0.034772</text:p>
          </table:table-cell>
          <table:table-cell office:value-type="float" office:value="0.004708" calcext:value-type="float">
            <text:p>0.0047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995328" calcext:value-type="float">
            <text:p>995328</text:p>
          </table:table-cell>
          <table:table-cell office:value-type="string" calcext:value-type="string">
            <text:p>board_14_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1058" calcext:value-type="float">
            <text:p>0.001058</text:p>
          </table:table-cell>
          <table:table-cell/>
          <table:table-cell office:value-type="float" office:value="0.020104" calcext:value-type="float">
            <text:p>0.020104</text:p>
          </table:table-cell>
          <table:table-cell office:value-type="float" office:value="0.000921" calcext:value-type="float">
            <text:p>0.000921</text:p>
          </table:table-cell>
          <table:table-cell/>
          <table:table-cell office:value-type="float" office:value="13.410619" calcext:value-type="float">
            <text:p>13.410619</text:p>
          </table:table-cell>
          <table:table-cell office:value-type="float" office:value="0.305905" calcext:value-type="float">
            <text:p>0.305905</text:p>
          </table:table-cell>
          <table:table-cell office:value-type="float" office:value="1.16135" calcext:value-type="float">
            <text:p>1.16135</text:p>
          </table:table-cell>
          <table:table-cell office:value-type="float" office:value="0.047483" calcext:value-type="float">
            <text:p>0.0474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2856" calcext:value-type="float">
            <text:p>52856</text:p>
          </table:table-cell>
          <table:table-cell office:value-type="float" office:value="107495424" calcext:value-type="float">
            <text:p>107495424</text:p>
          </table:table-cell>
          <table:table-cell office:value-type="string" calcext:value-type="string">
            <text:p>board_15_1</text:p>
          </table:table-cell>
          <table:table-cell office:value-type="float" office:value="0.015452" calcext:value-type="float">
            <text:p>0.01545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056354" calcext:value-type="float">
            <text:p>0.056354</text:p>
          </table:table-cell>
          <table:table-cell office:value-type="float" office:value="0.000832" calcext:value-type="float">
            <text:p>0.000832</text:p>
          </table:table-cell>
          <table:table-cell/>
          <table:table-cell office:value-type="float" office:value="0.006875" calcext:value-type="float">
            <text:p>0.006875</text:p>
          </table:table-cell>
          <table:table-cell office:value-type="float" office:value="0.000704" calcext:value-type="float">
            <text:p>0.000704</text:p>
          </table:table-cell>
          <table:table-cell/>
          <table:table-cell office:value-type="float" office:value="1543.683165" calcext:value-type="float">
            <text:p>1543.683165</text:p>
          </table:table-cell>
          <table:table-cell office:value-type="float" office:value="6.024704" calcext:value-type="float">
            <text:p>6.024704</text:p>
          </table:table-cell>
          <table:table-cell office:value-type="float" office:value="130.614" calcext:value-type="float">
            <text:p>130.614</text:p>
          </table:table-cell>
          <table:table-cell office:value-type="float" office:value="0.704312" calcext:value-type="float">
            <text:p>0.7043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956" calcext:value-type="float">
            <text:p>5956</text:p>
          </table:table-cell>
          <table:table-cell office:value-type="float" office:value="11943936" calcext:value-type="float">
            <text:p>11943936</text:p>
          </table:table-cell>
          <table:table-cell office:value-type="string" calcext:value-type="string">
            <text:p>board_16_1</text:p>
          </table:table-cell>
          <table:table-cell office:value-type="float" office:value="1.382097" calcext:value-type="float">
            <text:p>1.38209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295746" calcext:value-type="float">
            <text:p>0.295746</text:p>
          </table:table-cell>
          <table:table-cell office:value-type="float" office:value="0.005033" calcext:value-type="float">
            <text:p>0.005033</text:p>
          </table:table-cell>
          <table:table-cell/>
          <table:table-cell office:value-type="float" office:value="0.125236" calcext:value-type="float">
            <text:p>0.125236</text:p>
          </table:table-cell>
          <table:table-cell office:value-type="float" office:value="0.000987" calcext:value-type="float">
            <text:p>0.000987</text:p>
          </table:table-cell>
          <table:table-cell/>
          <table:table-cell office:value-type="float" office:value="179.979059" calcext:value-type="float">
            <text:p>179.979059</text:p>
          </table:table-cell>
          <table:table-cell office:value-type="float" office:value="8.221737" calcext:value-type="float">
            <text:p>8.221737</text:p>
          </table:table-cell>
          <table:table-cell office:value-type="float" office:value="14.6668" calcext:value-type="float">
            <text:p>14.6668</text:p>
          </table:table-cell>
          <table:table-cell office:value-type="float" office:value="1.09142" calcext:value-type="float">
            <text:p>1.09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472" calcext:value-type="float">
            <text:p>12472</text:p>
          </table:table-cell>
          <table:table-cell office:value-type="float" office:value="31850496" calcext:value-type="float">
            <text:p>31850496</text:p>
          </table:table-cell>
          <table:table-cell office:value-type="string" calcext:value-type="string">
            <text:p>board_17_1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00287" calcext:value-type="float">
            <text:p>0.00287</text:p>
          </table:table-cell>
          <table:table-cell/>
          <table:table-cell office:value-type="float" office:value="1.914098" calcext:value-type="float">
            <text:p>1.914098</text:p>
          </table:table-cell>
          <table:table-cell office:value-type="float" office:value="0.004908" calcext:value-type="float">
            <text:p>0.004908</text:p>
          </table:table-cell>
          <table:table-cell/>
          <table:table-cell office:value-type="float" office:value="0.009614" calcext:value-type="float">
            <text:p>0.009614</text:p>
          </table:table-cell>
          <table:table-cell office:value-type="float" office:value="0.030258" calcext:value-type="float">
            <text:p>0.030258</text:p>
          </table:table-cell>
          <table:table-cell/>
          <table:table-cell office:value-type="float" office:value="335.10836" calcext:value-type="float">
            <text:p>335.10836</text:p>
          </table:table-cell>
          <table:table-cell office:value-type="float" office:value="23.159268" calcext:value-type="float">
            <text:p>23.159268</text:p>
          </table:table-cell>
          <table:table-cell office:value-type="float" office:value="27.903" calcext:value-type="float">
            <text:p>27.903</text:p>
          </table:table-cell>
          <table:table-cell office:value-type="float" office:value="2.94268" calcext:value-type="float">
            <text:p>2.942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416" calcext:value-type="float">
            <text:p>13416</text:p>
          </table:table-cell>
          <table:table-cell office:value-type="float" office:value="26873856" calcext:value-type="float">
            <text:p>26873856</text:p>
          </table:table-cell>
          <table:table-cell office:value-type="string" calcext:value-type="string">
            <text:p>board_18_1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3.178461" calcext:value-type="float">
            <text:p>3.178461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0.001189" calcext:value-type="float">
            <text:p>0.001189</text:p>
          </table:table-cell>
          <table:table-cell/>
          <table:table-cell office:value-type="float" office:value="398.136975" calcext:value-type="float">
            <text:p>398.136975</text:p>
          </table:table-cell>
          <table:table-cell office:value-type="float" office:value="3.784101" calcext:value-type="float">
            <text:p>3.784101</text:p>
          </table:table-cell>
          <table:table-cell office:value-type="float" office:value="33.5159" calcext:value-type="float">
            <text:p>33.5159</text:p>
          </table:table-cell>
          <table:table-cell office:value-type="float" office:value="0.593644" calcext:value-type="float">
            <text:p>0.5936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729776" calcext:value-type="float">
            <text:p>6729776</text:p>
          </table:table-cell>
          <table:table-cell office:value-type="float" office:value="13759414272" calcext:value-type="float">
            <text:p>13759414272</text:p>
          </table:table-cell>
          <table:table-cell office:value-type="string" calcext:value-type="string">
            <text:p>board_19_1</text:p>
          </table:table-cell>
          <table:table-cell office:value-type="float" office:value="0.10215" calcext:value-type="float">
            <text:p>0.1021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63898" calcext:value-type="float">
            <text:p>0.063898</text:p>
          </table:table-cell>
          <table:table-cell office:value-type="float" office:value="3.469929" calcext:value-type="float">
            <text:p>3.469929</text:p>
          </table:table-cell>
          <table:table-cell office:value-type="float" office:value="0.000914" calcext:value-type="float">
            <text:p>0.000914</text:p>
          </table:table-cell>
          <table:table-cell/>
          <table:table-cell office:value-type="float" office:value="0.030856" calcext:value-type="float">
            <text:p>0.030856</text:p>
          </table:table-cell>
          <table:table-cell office:value-type="float" office:value="0.001026" calcext:value-type="float">
            <text:p>0.001026</text:p>
          </table:table-cell>
          <table:table-cell table:number-columns-repeated="2"/>
          <table:table-cell office:value-type="float" office:value="700.260691" calcext:value-type="float">
            <text:p>700.260691</text:p>
          </table:table-cell>
          <table:table-cell/>
          <table:table-cell office:value-type="float" office:value="71.1223" calcext:value-type="float">
            <text:p>71.12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158992" calcext:value-type="float">
            <text:p>7158992</text:p>
          </table:table-cell>
          <table:table-cell office:value-type="float" office:value="13060694016" calcext:value-type="float">
            <text:p>13060694016</text:p>
          </table:table-cell>
          <table:table-cell office:value-type="string" calcext:value-type="string">
            <text:p>board_20_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1.23841" calcext:value-type="float">
            <text:p>1.23841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0.00077" calcext:value-type="float">
            <text:p>0.00077</text:p>
          </table:table-cell>
          <table:table-cell office:value-type="float" office:value="0.000988" calcext:value-type="float">
            <text:p>0.000988</text:p>
          </table:table-cell>
          <table:table-cell table:number-columns-repeated="2"/>
          <table:table-cell office:value-type="float" office:value="696.764817" calcext:value-type="float">
            <text:p>696.764817</text:p>
          </table:table-cell>
          <table:table-cell/>
          <table:table-cell office:value-type="float" office:value="72.089" calcext:value-type="float">
            <text:p>72.089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1_1</text:p>
          </table:table-cell>
          <table:table-cell/>
          <table:table-cell office:value-type="float" office:value="0.005537" calcext:value-type="float">
            <text:p>0.005537</text:p>
          </table:table-cell>
          <table:table-cell office:value-type="float" office:value="0.019513" calcext:value-type="float">
            <text:p>0.019513</text:p>
          </table:table-cell>
          <table:table-cell office:value-type="float" office:value="0.297838" calcext:value-type="float">
            <text:p>0.297838</text:p>
          </table:table-cell>
          <table:table-cell office:value-type="float" office:value="0.006044" calcext:value-type="float">
            <text:p>0.006044</text:p>
          </table:table-cell>
          <table:table-cell/>
          <table:table-cell office:value-type="float" office:value="0.057675" calcext:value-type="float">
            <text:p>0.057675</text:p>
          </table:table-cell>
          <table:table-cell office:value-type="float" office:value="0.002984" calcext:value-type="float">
            <text:p>0.0029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2_1</text:p>
          </table:table-cell>
          <table:table-cell/>
          <table:table-cell office:value-type="float" office:value="0.002147" calcext:value-type="float">
            <text:p>0.002147</text:p>
          </table:table-cell>
          <table:table-cell office:value-type="float" office:value="0.078725" calcext:value-type="float">
            <text:p>0.078725</text:p>
          </table:table-cell>
          <table:table-cell office:value-type="float" office:value="0.487122" calcext:value-type="float">
            <text:p>0.487122</text:p>
          </table:table-cell>
          <table:table-cell office:value-type="float" office:value="0.00193" calcext:value-type="float">
            <text:p>0.00193</text:p>
          </table:table-cell>
          <table:table-cell/>
          <table:table-cell office:value-type="float" office:value="0.012981" calcext:value-type="float">
            <text:p>0.012981</text:p>
          </table:table-cell>
          <table:table-cell office:value-type="float" office:value="0.001388" calcext:value-type="float">
            <text:p>0.001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3_1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891696" calcext:value-type="float">
            <text:p>0.891696</text:p>
          </table:table-cell>
          <table:table-cell office:value-type="float" office:value="0.00178" calcext:value-type="float">
            <text:p>0.00178</text:p>
          </table:table-cell>
          <table:table-cell/>
          <table:table-cell office:value-type="float" office:value="0.014325" calcext:value-type="float">
            <text:p>0.014325</text:p>
          </table:table-cell>
          <table:table-cell office:value-type="float" office:value="0.002456" calcext:value-type="float">
            <text:p>0.002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4_1</text:p>
          </table:table-cell>
          <table:table-cell/>
          <table:table-cell office:value-type="float" office:value="0.004345" calcext:value-type="float">
            <text:p>0.004345</text:p>
          </table:table-cell>
          <table:table-cell office:value-type="float" office:value="0.719393" calcext:value-type="float">
            <text:p>0.719393</text:p>
          </table:table-cell>
          <table:table-cell office:value-type="float" office:value="6.253667" calcext:value-type="float">
            <text:p>6.253667</text:p>
          </table:table-cell>
          <table:table-cell office:value-type="float" office:value="0.027416" calcext:value-type="float">
            <text:p>0.027416</text:p>
          </table:table-cell>
          <table:table-cell/>
          <table:table-cell office:value-type="float" office:value="0.009317" calcext:value-type="float">
            <text:p>0.009317</text:p>
          </table:table-cell>
          <table:table-cell office:value-type="float" office:value="0.024907" calcext:value-type="float">
            <text:p>0.024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5_1</text:p>
          </table:table-cell>
          <table:table-cell/>
          <table:table-cell office:value-type="float" office:value="0.005824" calcext:value-type="float">
            <text:p>0.005824</text:p>
          </table:table-cell>
          <table:table-cell office:value-type="float" office:value="0.416769" calcext:value-type="float">
            <text:p>0.416769</text:p>
          </table:table-cell>
          <table:table-cell office:value-type="float" office:value="12.035658" calcext:value-type="float">
            <text:p>12.035658</text:p>
          </table:table-cell>
          <table:table-cell office:value-type="float" office:value="0.00602" calcext:value-type="float">
            <text:p>0.00602</text:p>
          </table:table-cell>
          <table:table-cell/>
          <table:table-cell office:value-type="float" office:value="0.056528" calcext:value-type="float">
            <text:p>0.056528</text:p>
          </table:table-cell>
          <table:table-cell office:value-type="float" office:value="0.003169" calcext:value-type="float">
            <text:p>0.003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6_1</text:p>
          </table:table-cell>
          <table:table-cell office:value-type="float" office:value="151.520587" calcext:value-type="float">
            <text:p>151.520587</text:p>
          </table:table-cell>
          <table:table-cell office:value-type="float" office:value="0.50759" calcext:value-type="float">
            <text:p>0.50759</text:p>
          </table:table-cell>
          <table:table-cell/>
          <table:table-cell office:value-type="float" office:value="14.827843" calcext:value-type="float">
            <text:p>14.827843</text:p>
          </table:table-cell>
          <table:table-cell office:value-type="float" office:value="0.692668" calcext:value-type="float">
            <text:p>0.692668</text:p>
          </table:table-cell>
          <table:table-cell/>
          <table:table-cell office:value-type="float" office:value="9.59688" calcext:value-type="float">
            <text:p>9.59688</text:p>
          </table:table-cell>
          <table:table-cell office:value-type="float" office:value="0.049239" calcext:value-type="float">
            <text:p>0.049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7_1</text:p>
          </table:table-cell>
          <table:table-cell office:value-type="float" office:value="316.860752" calcext:value-type="float">
            <text:p>316.860752</text:p>
          </table:table-cell>
          <table:table-cell office:value-type="float" office:value="0.022886" calcext:value-type="float">
            <text:p>0.022886</text:p>
          </table:table-cell>
          <table:table-cell/>
          <table:table-cell office:value-type="float" office:value="24.652256" calcext:value-type="float">
            <text:p>24.652256</text:p>
          </table:table-cell>
          <table:table-cell office:value-type="float" office:value="0.023355" calcext:value-type="float">
            <text:p>0.023355</text:p>
          </table:table-cell>
          <table:table-cell/>
          <table:table-cell office:value-type="float" office:value="0.02451" calcext:value-type="float">
            <text:p>0.02451</text:p>
          </table:table-cell>
          <table:table-cell office:value-type="float" office:value="0.00018" calcext:value-type="float">
            <text:p>0.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8_1</text:p>
          </table:table-cell>
          <table:table-cell/>
          <table:table-cell office:value-type="float" office:value="0.017743" calcext:value-type="float">
            <text:p>0.017743</text:p>
          </table:table-cell>
          <table:table-cell/>
          <table:table-cell office:value-type="float" office:value="18.130242" calcext:value-type="float">
            <text:p>18.130242</text:p>
          </table:table-cell>
          <table:table-cell office:value-type="float" office:value="0.014372" calcext:value-type="float">
            <text:p>0.014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9_1</text:p>
          </table:table-cell>
          <table:table-cell/>
          <table:table-cell office:value-type="float" office:value="0.683728" calcext:value-type="float">
            <text:p>0.683728</text:p>
          </table:table-cell>
          <table:table-cell/>
          <table:table-cell office:value-type="float" office:value="312.813248" calcext:value-type="float">
            <text:p>312.813248</text:p>
          </table:table-cell>
          <table:table-cell office:value-type="float" office:value="0.248382" calcext:value-type="float">
            <text:p>0.2483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30_1</text:p>
          </table:table-cell>
          <table:table-cell/>
          <table:table-cell office:value-type="float" office:value="0.366985" calcext:value-type="float">
            <text:p>0.366985</text:p>
          </table:table-cell>
          <table:table-cell/>
          <table:table-cell office:value-type="float" office:value="5.471704" calcext:value-type="float">
            <text:p>5.471704</text:p>
          </table:table-cell>
          <table:table-cell office:value-type="float" office:value="0.210712" calcext:value-type="float">
            <text:p>0.2107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1_1</text:p>
          </table:table-cell>
          <table:table-cell table:number-columns-repeated="4"/>
          <table:table-cell office:value-type="float" office:value="39.301429" calcext:value-type="float">
            <text:p>39.301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2_1</text:p>
          </table:table-cell>
          <table:table-cell/>
          <table:table-cell office:value-type="float" office:value="10.709527" calcext:value-type="float">
            <text:p>10.709527</text:p>
          </table:table-cell>
          <table:table-cell table:number-columns-repeated="2"/>
          <table:table-cell office:value-type="float" office:value="8.07699" calcext:value-type="float">
            <text:p>8.07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3_1</text:p>
          </table:table-cell>
          <table:table-cell/>
          <table:table-cell office:value-type="float" office:value="18.362954" calcext:value-type="float">
            <text:p>18.3629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4_1</text:p>
          </table:table-cell>
          <table:table-cell/>
          <table:table-cell office:value-type="float" office:value="2.042929" calcext:value-type="float">
            <text:p>2.042929</text:p>
          </table:table-cell>
          <table:table-cell table:number-columns-repeated="2"/>
          <table:table-cell office:value-type="float" office:value="1.262454" calcext:value-type="float">
            <text:p>1.262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5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6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7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8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9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40_1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20:32:26.271850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28:10.773306646</meta:creation-date>
    <dc:date>2018-07-10T20:49:04.345454084</dc:date>
    <meta:editing-duration>PT3H18M30S</meta:editing-duration>
    <meta:editing-cycles>40</meta:editing-cycles>
    <meta:generator>LibreOffice/5.1.6.2$Linux_X86_64 LibreOffice_project/10m0$Build-2</meta:generator>
    <meta:document-statistic meta:table-count="1" meta:cell-count="474" meta:object-count="0"/>
  </office:meta>
</office:document-meta>
</file>